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4a6" officeooo:paragraph-rsid="001524a6"/>
    </style:style>
    <style:style style:name="P2" style:family="paragraph" style:parent-style-name="Standard">
      <style:text-properties fo:font-weight="bold" officeooo:rsid="001524a6" officeooo:paragraph-rsid="001524a6" style:font-weight-asian="bold" style:font-weight-complex="bold"/>
    </style:style>
    <style:style style:name="P3" style:family="paragraph" style:parent-style-name="Standard">
      <style:text-properties fo:font-weight="bold" officeooo:rsid="00183cdd" officeooo:paragraph-rsid="00183cdd" style:font-weight-asian="bold" style:font-weight-complex="bold"/>
    </style:style>
    <style:style style:name="P4" style:family="paragraph" style:parent-style-name="Standard">
      <style:text-properties officeooo:paragraph-rsid="001524a6"/>
    </style:style>
    <style:style style:name="P5" style:family="paragraph" style:parent-style-name="Standard">
      <style:text-properties officeooo:rsid="00183cdd" officeooo:paragraph-rsid="00183cdd"/>
    </style:style>
    <style:style style:name="T1" style:family="text">
      <style:text-properties officeooo:rsid="001524a6"/>
    </style:style>
    <style:style style:name="T2" style:family="text">
      <style:text-properties fo:font-weight="bold"/>
    </style:style>
    <style:style style:name="T3" style:family="text">
      <style:text-properties fo:font-weight="bold" officeooo:rsid="001524a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im:-Implementation of hash function.</text:p>
      <text:p text:style-name="P2">Theory:-</text:p>
      <text:p text:style-name="P4"><text:span text:style-name="T3"><text:tab/></text:span><text:span text:style-name="T2">Linear probing </text:span>is a scheme in <text:a xlink:type="simple" xlink:href="https://en.wikipedia.org/wiki/Computer_programming" text:style-name="Internet_20_link" text:visited-style-name="Visited_20_Internet_20_Link">computer programming</text:a> for resolving <text:a xlink:type="simple" xlink:href="https://en.wikipedia.org/wiki/Hash_collision" text:style-name="Internet_20_link" text:visited-style-name="Visited_20_Internet_20_Link">collisions</text:a> in <text:a xlink:type="simple" xlink:href="https://en.wikipedia.org/wiki/Hash_table" text:style-name="Internet_20_link" text:visited-style-name="Visited_20_Internet_20_Link">hash tables</text:a>, <text:a xlink:type="simple" xlink:href="https://en.wikipedia.org/wiki/Data_structure" text:style-name="Internet_20_link" text:visited-style-name="Visited_20_Internet_20_Link">data structures</text:a> for maintaining a collection of <text:a xlink:type="simple" xlink:href="https://en.wikipedia.org/wiki/Attribute–value_pair" text:style-name="Internet_20_link" text:visited-style-name="Visited_20_Internet_20_Link">key–value pairs</text:a> and looking up the value associated with a given key.</text:p>
      <text:p text:style-name="P4"><text:tab/>linear probing is a form of <text:a xlink:type="simple" xlink:href="https://en.wikipedia.org/wiki/Open_addressing" text:style-name="Internet_20_link" text:visited-style-name="Visited_20_Internet_20_Link">open addressing</text:a>. In these schemes, each cell of a hash table stores a single key–value pair. When the <text:a xlink:type="simple" xlink:href="https://en.wikipedia.org/wiki/Hash_function" text:style-name="Internet_20_link" text:visited-style-name="Visited_20_Internet_20_Link">hash function</text:a> causes a collision by mapping a new key to a cell of the hash table that is already occupied by another key, linear probing searches the table for the closest following free location and inserts the new key there. </text:p>
      <text:p text:style-name="P4"><text:tab/>Linear probing is a component of <text:a xlink:type="simple" xlink:href="https://en.wikipedia.org/wiki/Open_addressing" text:style-name="Internet_20_link" text:visited-style-name="Visited_20_Internet_20_Link">open addressing</text:a> schemes for using a <text:a xlink:type="simple" xlink:href="https://en.wikipedia.org/wiki/Hash_table" text:style-name="Internet_20_link" text:visited-style-name="Visited_20_Internet_20_Link">hash table</text:a> to solve the <text:a xlink:type="simple" xlink:href="https://en.wikipedia.org/wiki/Associative_array" text:style-name="Internet_20_link" text:visited-style-name="Visited_20_Internet_20_Link">dictionary problem</text:a></text:p>
      <text:p text:style-name="P4"><text:span text:style-name="T3"><text:tab/></text:span><text:span text:style-name="T2">Quadratic probing</text:span> is an <text:a xlink:type="simple" xlink:href="https://en.wikipedia.org/wiki/Open_addressing" text:style-name="Internet_20_link" text:visited-style-name="Visited_20_Internet_20_Link">open addressing</text:a> scheme in <text:a xlink:type="simple" xlink:href="https://en.wikipedia.org/wiki/Computer_programming" text:style-name="Internet_20_link" text:visited-style-name="Visited_20_Internet_20_Link">computer programming</text:a> for resolving collisions in <text:a xlink:type="simple" xlink:href="https://en.wikipedia.org/wiki/Hash_table" text:style-name="Internet_20_link" text:visited-style-name="Visited_20_Internet_20_Link">hash tables</text:a>—when an incoming data's hash value indicates it should be stored in an already-occupied slot or bucket. Quadratic probing operates by taking the original hash index and adding successive values of an arbitrary <text:a xlink:type="simple" xlink:href="https://en.wikipedia.org/wiki/Quadratic_polynomial" text:style-name="Internet_20_link" text:visited-style-name="Visited_20_Internet_20_Link">quadratic polynomial</text:a> until an open slot is found. </text:p>
      <text:p text:style-name="Text_20_body"><text:s/><text:tab/><text:span text:style-name="T1">In linear probing major disadvantage is </text:span><text:s/><text:a xlink:type="simple" xlink:href="https://en.wikipedia.org/wiki/Primary_clustering" text:style-name="Internet_20_link" text:visited-style-name="Visited_20_Internet_20_Link">primary clustering</text:a>, and as the cluster grows larger, the search for those items hashing within the cluster becomes less efficient.</text:p>
      <text:p text:style-name="Text_20_body"><text:tab/><text:span text:style-name="T1">Thus, <text:s/></text:span>Quadratic probing operates by taking the original hash index and adding successive values of an arbitrary <text:a xlink:type="simple" xlink:href="https://en.wikipedia.org/wiki/Quadratic_polynomial" text:style-name="Internet_20_link" text:visited-style-name="Visited_20_Internet_20_Link">quadratic polynomial</text:a> until an open slot is found. </text:p>
      <text:p text:style-name="Text_20_body"/>
      <text:p text:style-name="P2">Program:-</text:p>
      <text:p text:style-name="P1">#include&lt;stdio.h&gt;</text:p>
      <text:p text:style-name="P1">#include&lt;string.h&gt;</text:p>
      <text:p text:style-name="P1">#include&lt;math.h&gt;</text:p>
      <text:p text:style-name="P1">#define MAX -32678</text:p>
      <text:p text:style-name="P1">int hash(int num,int size)</text:p>
      <text:p text:style-name="P1">{</text:p>
      <text:p text:style-name="P1"><text:s text:c="7"/>int key=(num%size);</text:p>
      <text:p text:style-name="P1"><text:s text:c="7"/>return key;</text:p>
      <text:p text:style-name="P1"/>
      <text:p text:style-name="P1">}</text:p>
      <text:p text:style-name="P1">int LinearProbingInsert(int arr[],int n,int a,int key,int b[])</text:p>
      <text:p text:style-name="P1">{</text:p>
      <text:p text:style-name="P1"><text:s text:c="6"/>int count=0;</text:p>
      <text:p text:style-name="P1"><text:s text:c="8"/>if(arr[key]==MAX)</text:p>
      <text:p text:style-name="P1"><text:s text:c="16"/>{</text:p>
      <text:p text:style-name="P1"><text:s text:c="16"/>arr[key]=a;</text:p>
      <text:p text:style-name="P1"><text:s text:c="16"/>b[0]=count;</text:p>
      <text:p text:style-name="P1"><text:s text:c="16"/>return 1;</text:p>
      <text:p text:style-name="P1"><text:s text:c="16"/>}</text:p>
      <text:p text:style-name="P1"><text:s text:c="8"/>else</text:p>
      <text:p text:style-name="P1"><text:s text:c="8"/>{</text:p>
      <text:p text:style-name="P1"><text:s text:c="17"/>int i=++key;</text:p>
      <text:p text:style-name="P1"><text:s text:c="17"/>count++;</text:p>
      <text:p text:style-name="P1"><text:s text:c="16"/>while( <text:s/>i!=n &amp;&amp; arr[i]!=MAX )</text:p>
      <text:p text:style-name="P1"><text:s text:c="16"/>{</text:p>
      <text:p text:style-name="P1"><text:s text:c="24"/>++i,++count;</text:p>
      <text:p text:style-name="P1"><text:s text:c="16"/>}</text:p>
      <text:p text:style-name="P1"><text:s text:c="16"/>if(i!=n)</text:p>
      <text:p text:style-name="P1"><text:soft-page-break/><text:s text:c="24"/>{</text:p>
      <text:p text:style-name="P1"><text:s text:c="32"/>b[0]=count;</text:p>
      <text:p text:style-name="P1"><text:s text:c="32"/>arr[i]=a;</text:p>
      <text:p text:style-name="P1"><text:s text:c="32"/>return 1;</text:p>
      <text:p text:style-name="P1"><text:s text:c="25"/>}</text:p>
      <text:p text:style-name="P1"><text:s text:c="16"/>else</text:p>
      <text:p text:style-name="P1"><text:s text:c="16"/>{</text:p>
      <text:p text:style-name="P1"><text:s text:c="23"/>i=0;</text:p>
      <text:p text:style-name="P1"><text:s text:c="23"/>while(i!=key &amp;&amp; arr[i]!=MAX)</text:p>
      <text:p text:style-name="P1"><text:s text:c="32"/>{</text:p>
      <text:p text:style-name="P1"><text:s text:c="40"/>++i;</text:p>
      <text:p text:style-name="P1"><text:s text:c="40"/>++count;</text:p>
      <text:p text:style-name="P1"><text:s text:c="32"/>}</text:p>
      <text:p text:style-name="P1"><text:s text:c="23"/>if(i==key)</text:p>
      <text:p text:style-name="P1"><text:s text:c="23"/>return 0;</text:p>
      <text:p text:style-name="P1"><text:s text:c="23"/>else</text:p>
      <text:p text:style-name="P1"><text:s text:c="23"/>{</text:p>
      <text:p text:style-name="P1"><text:s text:c="32"/>b[0]=count;</text:p>
      <text:p text:style-name="P1"><text:s text:c="32"/>arr[i]=a;</text:p>
      <text:p text:style-name="P1"><text:s text:c="32"/>return 1;</text:p>
      <text:p text:style-name="P1"><text:s text:c="23"/>}</text:p>
      <text:p text:style-name="P1"><text:s text:c="16"/>}</text:p>
      <text:p text:style-name="P1"/>
      <text:p text:style-name="P1"><text:s text:c="8"/>}</text:p>
      <text:p text:style-name="P1">}</text:p>
      <text:p text:style-name="P1"/>
      <text:p text:style-name="P1">int QuadraticProbingInsert(int arr[],int n,int a,int key,int b[])</text:p>
      <text:p text:style-name="P1">{</text:p>
      <text:p text:style-name="P1"/>
      <text:p text:style-name="P1"><text:s text:c="16"/>/* hashtable[] is an integer hash table; empty[] is another array which indicates whether the key space is occupied;</text:p>
      <text:p text:style-name="P1"><text:s text:c="7"/>If an empty key space is found, the function returns the index of the bucket where the key is inserted, otherwise it</text:p>
      <text:p text:style-name="P1"><text:s text:c="7"/>returns (-1) if no empty key space is found */</text:p>
      <text:p text:style-name="P1"/>
      <text:p text:style-name="P1"><text:s text:c="4"/>int i, index;</text:p>
      <text:p text:style-name="P1"/>
      <text:p text:style-name="P1"><text:s text:c="4"/>for (i = 0; i &lt; n; i++) {</text:p>
      <text:p text:style-name="P1"><text:s text:c="8"/>index = (key + i*i) % n;</text:p>
      <text:p text:style-name="P1"><text:s text:c="8"/>if (arr[index]==MAX) {</text:p>
      <text:p text:style-name="P1"><text:s text:c="12"/>arr[index] = a;</text:p>
      <text:p text:style-name="P1"><text:s text:c="12"/>b[0]=i;</text:p>
      <text:p text:style-name="P1"><text:s text:c="12"/>return 1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>void LinearSearch(int arr[],int n)</text:p>
      <text:p text:style-name="P1">{</text:p>
      <text:p text:style-name="P1"><text:s text:c="8"/>printf("enter element to be searched");</text:p>
      <text:p text:style-name="P1"><text:s text:c="8"/>int a, i;</text:p>
      <text:p text:style-name="P1"><text:s text:c="8"/>scanf("%d",&amp;a);</text:p>
      <text:p text:style-name="P1"><text:soft-page-break/><text:s text:c="8"/>int key=hash(a,n);</text:p>
      <text:p text:style-name="P1"><text:s text:c="7"/>if(arr[key]==a)</text:p>
      <text:p text:style-name="P1"><text:s text:c="16"/>printf("\n element found\n at %d position",key);</text:p>
      <text:p text:style-name="P1"><text:s text:c="8"/>else</text:p>
      <text:p text:style-name="P1"><text:s text:c="8"/>{</text:p>
      <text:p text:style-name="P1"><text:s text:c="16"/>for(i=key++;i&lt;n;i++)</text:p>
      <text:p text:style-name="P1"><text:s text:c="20"/>if(arr[i]==a)</text:p>
      <text:p text:style-name="P1"><text:s text:c="24"/>printf("element found at %d position \n",i);</text:p>
      <text:p text:style-name="P1"><text:s text:c="16"/>if(i==n)</text:p>
      <text:p text:style-name="P1"><text:s text:c="24"/>for(int i=0;i&lt;key;i++)</text:p>
      <text:p text:style-name="P1"><text:s text:c="32"/>if(arr[i]==a)</text:p>
      <text:p text:style-name="P1"><text:s text:c="36"/>printf("element found at %d position\n",i);</text:p>
      <text:p text:style-name="P1"><text:s text:c="16"/>else</text:p>
      <text:p text:style-name="P1"><text:s text:c="20"/>printf("element not found \n");</text:p>
      <text:p text:style-name="P1"><text:s text:c="8"/>}</text:p>
      <text:p text:style-name="P1">}</text:p>
      <text:p text:style-name="P1">void QuadraticSearch(int arr[],int n)</text:p>
      <text:p text:style-name="P1">{</text:p>
      <text:p text:style-name="P1"><text:s text:c="5"/>printf("enter element to be searched\n");</text:p>
      <text:p text:style-name="P1"><text:s text:c="8"/>int a, i,index;</text:p>
      <text:p text:style-name="P1"><text:s text:c="8"/>scanf("%d",&amp;a);</text:p>
      <text:p text:style-name="P1"><text:s text:c="8"/>int key=hash(a,n);</text:p>
      <text:p text:style-name="P1"><text:s text:c="4"/>for (i = 0; i &lt; n; i++) {</text:p>
      <text:p text:style-name="P1"><text:s text:c="8"/>index = (key + i*i) % n;</text:p>
      <text:p text:style-name="P1"><text:s text:c="8"/>if (arr[index]!=MAX &amp;&amp; arr[index]==a)</text:p>
      <text:p text:style-name="P1"><text:s text:c="13"/>printf("element found at %d position \n",index);</text:p>
      <text:p text:style-name="P1"><text:s text:c="13"/>break;</text:p>
      <text:p text:style-name="P1"><text:s text:c="4"/>}</text:p>
      <text:p text:style-name="P1"><text:s text:c="4"/>if(i==n)</text:p>
      <text:p text:style-name="P1"><text:s text:c="8"/>printf("element not found \n");</text:p>
      <text:p text:style-name="P1">}</text:p>
      <text:p text:style-name="P1"/>
      <text:p text:style-name="P1">void display(int arr[],int n)</text:p>
      <text:p text:style-name="P1">{</text:p>
      <text:p text:style-name="P1"><text:s text:c="8"/>for(int i=0;i&lt;n;i++)</text:p>
      <text:p text:style-name="P1"><text:s text:c="12"/>if(arr[i]==MAX)</text:p>
      <text:p text:style-name="P1"><text:s text:c="16"/>printf("**\n");</text:p>
      <text:p text:style-name="P1"><text:s text:c="12"/>else</text:p>
      <text:p text:style-name="P1"><text:s text:c="16"/>printf("%d\n",arr[i]);</text:p>
      <text:p text:style-name="P1">}</text:p>
      <text:p text:style-name="P1">void main()</text:p>
      <text:p text:style-name="P1">{</text:p>
      <text:p text:style-name="P1"><text:s text:c="8"/>printf("enter size of hashtable(a prime number) \n");</text:p>
      <text:p text:style-name="P1"><text:s text:c="8"/>int n;</text:p>
      <text:p text:style-name="P1"><text:s text:c="8"/>scanf("%d",&amp;n);</text:p>
      <text:p text:style-name="P1"><text:s text:c="8"/>char ch='y';</text:p>
      <text:p text:style-name="P1"><text:s text:c="8"/>int key;</text:p>
      <text:p text:style-name="P1"><text:s text:c="8"/>int arr[n];</text:p>
      <text:p text:style-name="P1"><text:s text:c="8"/>int b[1];</text:p>
      <text:p text:style-name="P1"><text:s text:c="8"/>for(int i=0;i&lt;n;i++)</text:p>
      <text:p text:style-name="P1"><text:s text:c="8"/>{</text:p>
      <text:p text:style-name="P1"><text:s text:c="16"/>arr[i]=MAX;</text:p>
      <text:p text:style-name="P1"><text:soft-page-break/><text:s text:c="8"/>}</text:p>
      <text:p text:style-name="P1"><text:s text:c="8"/>int choice;</text:p>
      <text:p text:style-name="P1"><text:s text:c="8"/>printf("enter 1. to add by linear method and\n 2. to add by quadratic method\n");</text:p>
      <text:p text:style-name="P1"><text:s text:c="8"/>scanf("%d",&amp;choice);</text:p>
      <text:p text:style-name="P1"><text:s text:c="8"/>switch(choice)</text:p>
      <text:p text:style-name="P1"><text:s text:c="8"/>{</text:p>
      <text:p text:style-name="P1"/>
      <text:p text:style-name="P1"><text:s text:c="8"/>case 1:</text:p>
      <text:p text:style-name="P1"><text:s text:c="8"/>while(ch=='y')</text:p>
      <text:p text:style-name="P1"><text:s text:c="8"/>{</text:p>
      <text:p text:style-name="P1"><text:s text:c="16"/>printf("enter number to be inserted ()\n");</text:p>
      <text:p text:style-name="P1"><text:s text:c="16"/>int a;</text:p>
      <text:p text:style-name="P1"><text:s text:c="16"/>scanf("%d",&amp;a);</text:p>
      <text:p text:style-name="P1"><text:s text:c="16"/>key=hash(a,n);</text:p>
      <text:p text:style-name="P1"><text:s text:c="16"/>if(LinearProbingInsert(arr,n,a,key,b))</text:p>
      <text:p text:style-name="P1"><text:s text:c="16"/>{</text:p>
      <text:p text:style-name="P1"><text:s text:c="24"/>printf("element inserted succesfully\n");</text:p>
      <text:p text:style-name="P1"><text:s text:c="24"/>printf("\n\n***%d collisions occured****\n\n ***Displaying array***\n",b[0]);</text:p>
      <text:p text:style-name="P1"><text:s text:c="23"/>display(arr,n);</text:p>
      <text:p text:style-name="P1"/>
      <text:p text:style-name="P1"><text:s text:c="16"/>}</text:p>
      <text:p text:style-name="P1"><text:s text:c="16"/>else{</text:p>
      <text:p text:style-name="P1"><text:s text:c="24"/>printf("Memory overflow occured!\n\n");</text:p>
      <text:p text:style-name="P1"><text:s text:c="24"/>break;</text:p>
      <text:p text:style-name="P1"><text:s text:c="16"/>}</text:p>
      <text:p text:style-name="P1"><text:s text:c="12"/>printf("enter 'y' to insert more elements\n");</text:p>
      <text:p text:style-name="P1"><text:s text:c="12"/>scanf(" %c",&amp;ch);</text:p>
      <text:p text:style-name="P1"/>
      <text:p text:style-name="P1"><text:s text:c="8"/>}</text:p>
      <text:p text:style-name="P1"><text:s text:c="8"/>case 2:</text:p>
      <text:p text:style-name="P1"><text:s text:c="12"/>while(ch=='y')</text:p>
      <text:p text:style-name="P1"><text:s text:c="8"/>{</text:p>
      <text:p text:style-name="P1"><text:s text:c="16"/>printf("enter number to be inserted ()\n");</text:p>
      <text:p text:style-name="P1"><text:s text:c="16"/>int a;</text:p>
      <text:p text:style-name="P1"><text:s text:c="16"/>scanf("%d",&amp;a);</text:p>
      <text:p text:style-name="P1"><text:s text:c="16"/>key=hash(a,n);</text:p>
      <text:p text:style-name="P1"><text:s text:c="16"/>if(QuadraticProbingInsert(arr,n,a,key,b))</text:p>
      <text:p text:style-name="P1"><text:s text:c="16"/>{</text:p>
      <text:p text:style-name="P1"><text:s text:c="24"/>printf("element inserted succesfully\n");</text:p>
      <text:p text:style-name="P1"><text:s text:c="24"/>printf("\n\n***%d collisions occured****\n\n ***Displaying array***\n",b[0]);</text:p>
      <text:p text:style-name="P1"><text:s text:c="23"/>display(arr,n);</text:p>
      <text:p text:style-name="P1"/>
      <text:p text:style-name="P1"><text:s text:c="16"/>}</text:p>
      <text:p text:style-name="P1"><text:s text:c="16"/>else{</text:p>
      <text:p text:style-name="P1"><text:s text:c="24"/>printf(" Nearly half of the table is filled\n\n");</text:p>
      <text:p text:style-name="P1"><text:s text:c="24"/>break;</text:p>
      <text:p text:style-name="P1"><text:s text:c="16"/>}</text:p>
      <text:p text:style-name="P1"><text:s text:c="12"/>printf("enter 'y' to insert more elements\n");</text:p>
      <text:p text:style-name="P1"><text:s text:c="12"/>scanf(" %c",&amp;ch);</text:p>
      <text:p text:style-name="P1"/>
      <text:p text:style-name="P1"><text:s text:c="8"/>}</text:p>
      <text:p text:style-name="P1"><text:s text:c="8"/>}</text:p>
      <text:p text:style-name="P1"><text:soft-page-break/><text:s text:c="8"/>if (choice==1)</text:p>
      <text:p text:style-name="P1"><text:s text:c="12"/>LinearSearch(arr,n);</text:p>
      <text:p text:style-name="P1"><text:s text:c="12"/>else</text:p>
      <text:p text:style-name="P1"><text:s text:c="8"/>QuadraticSearch(arr,n);</text:p>
      <text:p text:style-name="P1"/>
      <text:p text:style-name="P1">}</text:p>
      <text:p text:style-name="P1"/>
      <text:p text:style-name="P3">Output:-</text:p>
      <text:p text:style-name="P5"><text:tab/>enter size of hashtable(a prime number) </text:p>
      <text:p text:style-name="P5">7</text:p>
      <text:p text:style-name="P5">enter 1. to add by linear method and</text:p>
      <text:p text:style-name="P5"><text:s/>2. to add by quadratic method</text:p>
      <text:p text:style-name="P5">1</text:p>
      <text:p text:style-name="P5">enter number to be inserted ()</text:p>
      <text:p text:style-name="P5">56</text:p>
      <text:p text:style-name="P5">element inserted succesfully</text:p>
      <text:p text:style-name="P5"/>
      <text:p text:style-name="P5"/>
      <text:p text:style-name="P5">***0 collisions occured****</text:p>
      <text:p text:style-name="P5"/>
      <text:p text:style-name="P5"><text:s/>***Displaying array***</text:p>
      <text:p text:style-name="P5">56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32</text:p>
      <text:p text:style-name="P5">element inserted succesfully</text:p>
      <text:p text:style-name="P5"/>
      <text:p text:style-name="P5"/>
      <text:p text:style-name="P5">***0 collisions occured****</text:p>
      <text:p text:style-name="P5"/>
      <text:p text:style-name="P5"><text:s/>***Displaying array***</text:p>
      <text:p text:style-name="P5">56</text:p>
      <text:p text:style-name="P5">**</text:p>
      <text:p text:style-name="P5">**</text:p>
      <text:p text:style-name="P5">**</text:p>
      <text:p text:style-name="P5">32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70</text:p>
      <text:p text:style-name="P5">element inserted succesfully</text:p>
      <text:p text:style-name="P5"/>
      <text:p text:style-name="P5"/>
      <text:p text:style-name="P5"><text:soft-page-break/>***1 collisions occured****</text:p>
      <text:p text:style-name="P5"/>
      <text:p text:style-name="P5"><text:s/>***Displaying array***</text:p>
      <text:p text:style-name="P5">56</text:p>
      <text:p text:style-name="P5">70</text:p>
      <text:p text:style-name="P5">**</text:p>
      <text:p text:style-name="P5">**</text:p>
      <text:p text:style-name="P5">32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35</text:p>
      <text:p text:style-name="P5">element inserted succesfully</text:p>
      <text:p text:style-name="P5"/>
      <text:p text:style-name="P5"/>
      <text:p text:style-name="P5">***2 collisions occured****</text:p>
      <text:p text:style-name="P5"/>
      <text:p text:style-name="P5"><text:s/>***Displaying array***</text:p>
      <text:p text:style-name="P5">56</text:p>
      <text:p text:style-name="P5">70</text:p>
      <text:p text:style-name="P5">35</text:p>
      <text:p text:style-name="P5">**</text:p>
      <text:p text:style-name="P5">32</text:p>
      <text:p text:style-name="P5">**</text:p>
      <text:p text:style-name="P5">**</text:p>
      <text:p text:style-name="P5">enter 'y' to insert more elements</text:p>
      <text:p text:style-name="P5">n</text:p>
      <text:p text:style-name="P5">enter element to be searched</text:p>
      <text:p text:style-name="P5"/>
      <text:p text:style-name="P5">56</text:p>
      <text:p text:style-name="P5"/>
      <text:p text:style-name="P5"><text:s/>element found at 0 positionstudents</text:p>
      <text:p text:style-name="P5">CE-Lab-602-U18:~/Desktop$ ./a.out</text:p>
      <text:p text:style-name="P5">enter size of hashtable(a prime number) </text:p>
      <text:p text:style-name="P5">13</text:p>
      <text:p text:style-name="P5">enter 1. to add by linear method and</text:p>
      <text:p text:style-name="P5"><text:s/>2. to add by quadratic method</text:p>
      <text:p text:style-name="P5">2</text:p>
      <text:p text:style-name="P5">enter number to be inserted ()</text:p>
      <text:p text:style-name="P5">5</text:p>
      <text:p text:style-name="P5">element inserted succesfully</text:p>
      <text:p text:style-name="P5"/>
      <text:p text:style-name="P5"/>
      <text:p text:style-name="P5">***0 collisions occured****</text:p>
      <text:p text:style-name="P5"/>
      <text:p text:style-name="P5"><text:s/>***Displaying array***</text:p>
      <text:p text:style-name="P5">**</text:p>
      <text:p text:style-name="P5">**</text:p>
      <text:p text:style-name="P5">**</text:p>
      <text:p text:style-name="P5">**</text:p>
      <text:p text:style-name="P5"><text:soft-page-break/>**</text:p>
      <text:p text:style-name="P5">5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15</text:p>
      <text:p text:style-name="P5">element inserted succesfully</text:p>
      <text:p text:style-name="P5"/>
      <text:p text:style-name="P5"/>
      <text:p text:style-name="P5">***0 collisions occured****</text:p>
      <text:p text:style-name="P5"/>
      <text:p text:style-name="P5"><text:s/>***Displaying array***</text:p>
      <text:p text:style-name="P5">**</text:p>
      <text:p text:style-name="P5">**</text:p>
      <text:p text:style-name="P5">15</text:p>
      <text:p text:style-name="P5">**</text:p>
      <text:p text:style-name="P5">**</text:p>
      <text:p text:style-name="P5">5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13</text:p>
      <text:p text:style-name="P5">element inserted succesfully</text:p>
      <text:p text:style-name="P5"/>
      <text:p text:style-name="P5"/>
      <text:p text:style-name="P5">***0 collisions occured****</text:p>
      <text:p text:style-name="P5"/>
      <text:p text:style-name="P5"><text:s/>***Displaying array***</text:p>
      <text:p text:style-name="P5">13</text:p>
      <text:p text:style-name="P5">**</text:p>
      <text:p text:style-name="P5">15</text:p>
      <text:p text:style-name="P5">**</text:p>
      <text:p text:style-name="P5">**</text:p>
      <text:p text:style-name="P5">5</text:p>
      <text:p text:style-name="P5">**</text:p>
      <text:p text:style-name="P5">**</text:p>
      <text:p text:style-name="P5">**</text:p>
      <text:p text:style-name="P5">**</text:p>
      <text:p text:style-name="P5"><text:soft-page-break/>**</text:p>
      <text:p text:style-name="P5">**</text:p>
      <text:p text:style-name="P5">**</text:p>
      <text:p text:style-name="P5">enter 'y' to insert more elements</text:p>
      <text:p text:style-name="P5">y</text:p>
      <text:p text:style-name="P5">enter number to be inserted ()</text:p>
      <text:p text:style-name="P5">13</text:p>
      <text:p text:style-name="P5">element inserted succesfully</text:p>
      <text:p text:style-name="P5"/>
      <text:p text:style-name="P5"/>
      <text:p text:style-name="P5">***1 collisions occured****</text:p>
      <text:p text:style-name="P5"/>
      <text:p text:style-name="P5"><text:s/>***Displaying array***</text:p>
      <text:p text:style-name="P5">13</text:p>
      <text:p text:style-name="P5">13</text:p>
      <text:p text:style-name="P5">15</text:p>
      <text:p text:style-name="P5">**</text:p>
      <text:p text:style-name="P5">**</text:p>
      <text:p text:style-name="P5">5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**</text:p>
      <text:p text:style-name="P5">enter 'y' to insert more elements</text:p>
      <text:p text:style-name="P5">n</text:p>
      <text:p text:style-name="P5">enter element to be searched</text:p>
      <text:p text:style-name="P5">13</text:p>
      <text:p text:style-name="P5">element found at 0 position </text:p>
      <text:p text:style-name="P3">Conclusion:-In the above program, we are able to add integers using hash function and if collision occurs, it can be done by two methods linear probing and quadratic probing. </text:p>
      <text:p text:style-name="P3">Here, the limitation is if the number added which is already presnt in hashtable will also be added. It is not checking for repitition of numbers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16:27.123230826</meta:creation-date>
    <dc:date>2018-08-07T09:43:28.655803144</dc:date>
    <meta:editing-duration>PT16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8" meta:paragraph-count="340" meta:word-count="1032" meta:character-count="8555" meta:non-whitespace-character-count="5619"/>
  </office:meta>
</office:document-meta>
</file>